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Digital Detective</text:h>
      <text:h text:style-name="Heading_20_2" text:outline-level="2">Chapter 1: The Missing Files</text:h>
      <text:p text:style-name="Text_20_body">Detective Sarah Chen walked into her office at 7:30 AM, her badge number 4792 gleaming under the fluorescent lights. The Seattle Police Department had assigned her a complex cybercrime case that would challenge everything she knew about digital forensics.</text:p>
      <text:p text:style-name="Text_20_body">The victim, Marcus Rodriguez, had contacted the police three days earlier. His personal information had been compromised in what appeared to be a sophisticated identity theft scheme. Marcus lived at 1247 Pine Street, Apartment 3B, Seattle, WA 98101, and worked as a software engineer at TechFlow Industries.</text:p>
      <text:p text:style-name="Text_20_body">"Detective Chen," called Officer Williams from across the room, "the victim is here for his statement."</text:p>
      <text:p text:style-name="Text_20_body">Sarah reviewed the case file one more time. Marcus Rodriguez, DOB: March 15, 1989, SSN: 987-65-4321 (redacted in actual reports), had discovered unauthorized transactions totaling $12,847.32 from his checking account at First National Bank (Account #: 1234567890123456). His credit report showed three new credit cards opened in his name at different addresses.</text:p>
      <text:p text:style-name="Text_20_body">The timeline was suspicious. On Monday, October 23rd, 2023, Marcus received a phishing email that appeared to come from his bank. The email address looked legitimate: security@firstnationalbank-alerts.com, but Sarah immediately noticed the subtle difference from the bank's real domain.</text:p>
      <text:p text:style-name="Text_20_body">"Mr. Rodriguez," Sarah began as the 34-year-old man sat down across from her desk, "I need you to walk me through exactly what happened that Monday morning."</text:p>
      <text:p text:style-name="Text_20_body">Marcus shifted nervously, running his hand through his dark hair. "I was getting ready for work when I got this urgent email on my phone. It said there was suspicious activity on my account ending in 3456. I panicked because that's my actual account number."</text:p>
      <text:p text:style-name="Text_20_body">"What did you do next?" Sarah asked, taking notes in her leather-bound notebook.</text:p>
      <text:p text:style-name="Text_20_body">"I clicked the link and entered my login credentials: username MRodriguez1989 and... well, my password. Then it asked for my phone number for verification - (206) 555-8743 - and my mother's maiden name, which is Gonzalez."</text:p>
      <text:p text:style-name="Text_20_body">Sarah winced internally. The attackers had gathered everything they needed for a complete identity takeover. She made a note to contact the bank's fraud department and request a freeze on all accounts associated with Marcus's social security number.</text:p>
      <text:p text:style-name="Text_20_body">"Did you notice anything unusual about the website?" she asked.</text:p>
      <text:p text:style-name="Text_20_body">"Not at first. But when I tried to log in again later that day, the real bank website looked different. That's when I realized I'd been tricked."</text:p>
      <text:p text:style-name="Text_20_body">The detective pulled up her computer and began documenting the case in the police database. Case Number: 2023-10-0847, Classification: Identity Theft/Cybercrime, Primary Investigator: Detective S. Chen (Badge #4792).</text:p>
      <text:p text:style-name="Horizontal_20_Line"><text:soft-page-break/></text:p>
      <text:h text:style-name="Heading_20_2" text:outline-level="2">Chapter 2: Following the Digital Trail</text:h>
      <text:p text:style-name="Text_20_body">Three hours later, Sarah was deep into her investigation. She had contacted Marcus's employer, TechFlow Industries, located at 2150 4th Avenue, Suite 800, Seattle, WA 98121. The company's IT department confirmed that their employee database had not been breached, ruling out that vector of attack.</text:p>
      <text:p text:style-name="Text_20_body">Her next call was to Jennifer Walsh, the fraud investigator at First National Bank. Jennifer's direct line was (206) 555-9201, extension 4472.</text:p>
      <text:p text:style-name="Text_20_body">"Detective Chen, I've been expecting your call," Jennifer said. "We've identified the fraudulent transactions. The first purchase was made at Electronics Mega Store in Bellevue for $2,347.89 using a cloned card. The transaction occurred at 2:47 PM on October 23rd."</text:p>
      <text:p text:style-name="Text_20_body">"Any video surveillance?" Sarah asked hopefully.</text:p>
      <text:p text:style-name="Text_20_body">"Yes, and here's where it gets interesting. The person who used the card was a woman, approximately 5'6", with blonde hair and distinctive tattoo on her left wrist. She used a fake ID with the name Jessica Martinez, address listed as 8934 Maple Drive, Tacoma, WA 98402."</text:p>
      <text:p text:style-name="Text_20_body">Sarah cross-referenced the address in the police database. The property was registered to an elderly couple, Harold and Dorothy Peterson, ages 78 and 76 respectively. Their phone number, (253) 555-3267, connected her to Dorothy Peterson.</text:p>
      <text:p text:style-name="Text_20_body">"Mrs. Peterson, this is Detective Chen with Seattle PD. I'm investigating a case where someone used your address fraudulently. Has anyone approached you about using your address, or have you noticed any unusual mail?"</text:p>
      <text:p text:style-name="Text_20_body">"Oh my, Detective. We have been getting strange mail for the past month. Credit card applications, bank statements for people we don't know. There was one for someone named Jessica Martinez, and another for a David Kim."</text:p>
      <text:p text:style-name="Text_20_body">Sarah felt the pieces clicking together. This wasn't just a single case of identity theft - it was part of a larger operation using elderly residents' addresses as mail drops.</text:p>
      <text:p text:style-name="Text_20_body">"Mrs. Peterson, I'm going to need you to save all of that mail for evidence. Can you do that for me?"</text:p>
      <text:p text:style-name="Text_20_body">"Of course, dear. My husband Harold served in the military - we know how to help law enforcement."</text:p>
      <text:p text:style-name="Text_20_body">After ending the call, Sarah updated her case notes. The investigation now included multiple victims and what appeared to be an organized identity theft ring. She needed to contact the FBI's cybercrime unit.</text:p>
      <text:p text:style-name="Text_20_body">She dialed Special Agent Robert Kim at (206) 555-FBI1. His email, r.kim@fbi.gov, was already in her contacts from a previous joint investigation.</text:p>
      <text:p text:style-name="Text_20_body">"Agent Kim, it's Detective Chen from SPD. I have a cybercrime case that's expanding beyond local jurisdiction. We're looking at organized identity theft with multiple victims and sophisticated techniques."</text:p>
      <text:p text:style-name="Text_20_body"><text:soft-page-break/>"Send me everything you have, Sarah. Include the case file, victim statements, and bank records. My case number for federal tracking will be FBI-2023-CY-0234."</text:p>
      <text:p text:style-name="Text_20_body">As Sarah compiled the evidence, she reflected on how one phishing email had unraveled an entire criminal network. Marcus Rodriguez's case had started as a simple identity theft but was becoming something much larger. The phone numbers, addresses, and financial accounts were all pieces of a complex puzzle.</text:p>
      <text:p text:style-name="Text_20_body">Her computer chimed with a new email from the bank's security team. They had identified fourteen additional victims, all following the same pattern: phishing emails, credential theft, and fraudulent accounts opened using elderly residents' addresses as mail drops.</text:p>
      <text:p text:style-name="Text_20_body">Detective Chen looked at her watch: 4:15 PM. It was going to be a long night, but she was determined to track down every member of this criminal organization. She opened a new case file and began typing: "Operation Digital Shadow - Multi-victim Identity Theft Investigation, Lead Detective: Sarah Chen, Badge #4792, Date: October 26th, 2023."</text:p>
      <text:p text:style-name="Text_20_body">The story was just beginning.</text:p>
      <text:p text:style-name="Horizontal_20_Line"/>
      <text:p text:style-name="Text_20_body"><text:span text:style-name="Strong_20_Emphasis">Author's Note</text:span>: This is a work of fiction. All names, addresses, phone numbers, social security numbers, account numbers, and other personal information are entirely fictional and created for storytelling purposes. Any resemblance to real persons, places, or institutions is purely coincidental. This content is designed for testing document processing systems and should not be used for any fraudulent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3T15:31:41.212650479</meta:creation-date>
    <dc:date>2025-09-03T15:32:21.122154229</dc:date>
    <meta:editing-duration>PT40S</meta:editing-duration>
    <meta:editing-cycles>1</meta:editing-cycles>
    <meta:document-statistic meta:table-count="0" meta:image-count="0" meta:object-count="0" meta:page-count="3" meta:paragraph-count="36" meta:word-count="1080" meta:character-count="6927" meta:non-whitespace-character-count="5883"/>
    <meta:generator>LibreOffice/24.2.7.2$Linux_X86_64 LibreOffice_project/420$Build-2</meta:generator>
  </office:meta>
</office:document-meta>
</file>